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70.44pt"/>
    </style:style>
    <style:style style:name="co9" style:family="table-column">
      <style:table-column-properties fo:break-before="auto" style:column-width="81.3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80.5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55.05pt"/>
    </style:style>
    <style:style style:name="co15" style:family="table-column">
      <style:table-column-properties fo:break-before="auto" style:column-width="117.55pt"/>
    </style:style>
    <style:style style:name="co16" style:family="table-column">
      <style:table-column-properties fo:break-before="auto" style:column-width="336.05pt"/>
    </style:style>
    <style:style style:name="co18" style:family="table-column">
      <style:table-column-properties fo:break-before="auto" style:column-width="16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7" table:number-columns-repeated="1003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mpany</text:p>
          </table:table-cell>
          <table:table-cell table:style-name="ce4" office:value-type="string" calcext:value-type="string">
            <text:p>Assembled price</text:p>
          </table:table-cell>
          <table:table-cell table:style-name="ce6" office:value-type="string" calcext:value-type="string">
            <text:p>Kit price</text:p>
          </table:table-cell>
          <table:table-cell table:style-name="ce6" office:value-type="string" calcext:value-type="string">
            <text:p>Additional kit costs</text:p>
          </table:table-cell>
          <table:table-cell table:style-name="ce3" office:value-type="string" calcext:value-type="string">
            <text:p>Open software</text:p>
          </table:table-cell>
          <table:table-cell table:style-name="ce3" office:value-type="string" calcext:value-type="string">
            <text:p>ROS support</text:p>
          </table:table-cell>
          <table:table-cell table:style-name="ce3" office:value-type="string" calcext:value-type="string">
            <text:p>Open hardware</text:p>
          </table:table-cell>
          <table:table-cell table:style-name="ce3" office:value-type="string" calcext:value-type="string">
            <text:p>Auto-charging</text:p>
          </table:table-cell>
          <table:table-cell table:style-name="ce3" office:value-type="string" calcext:value-type="string">
            <text:p>Pan-tilt camera</text:p>
          </table:table-cell>
          <table:table-cell table:style-name="ce3" office:value-type="string" calcext:value-type="string">
            <text:p>Depth Vision</text:p>
          </table:table-cell>
          <table:table-cell table:style-name="ce3" office:value-type="string" calcext:value-type="string">
            <text:p>Power req. (W)</text:p>
          </table:table-cell>
          <table:table-cell table:style-name="ce3" office:value-type="string" calcext:value-type="string">
            <text:p>Touchscreen</text:p>
          </table:table-cell>
          <table:table-cell table:style-name="ce3" office:value-type="string" calcext:value-type="string">
            <text:p>WIFI</text:p>
          </table:table-cell>
          <table:table-cell table:style-name="ce3" office:value-type="string" calcext:value-type="string">
            <text:p>Bluetooth</text:p>
          </table:table-cell>
          <table:table-cell table:style-name="ce3" office:value-type="string" calcext:value-type="string">
            <text:p>Arm actuator</text:p>
          </table:table-cell>
          <table:table-cell table:style-name="ce3" office:value-type="string" calcext:value-type="string">
            <text:p>Omni drive</text:p>
          </table:table-cell>
          <table:table-cell table:style-name="ce3" office:value-type="string" calcext:value-type="string">
            <text:p>Assembled weight (kg)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URL2</text:p>
          </table:table-cell>
          <table:table-cell table:style-name="ce3" table:number-columns-repeated="1003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13.82" calcext:value-type="float">
            <text:p>13.82</text:p>
          </table:table-cell>
          <table:table-cell office:value-type="string" calcext:value-type="string">
            <text:p>Homebot</text:p>
          </table:table-cell>
          <table:table-cell table:number-columns-repeated="2"/>
          <table:table-cell office:value-type="currency" office:currency="USD" office:value="700" calcext:value-type="currency">
            <text:p>$7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8.4*5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10.25" calcext:value-type="float">
            <text:p>10.25</text:p>
          </table:table-cell>
          <table:table-cell office:value-type="string" calcext:value-type="string">
            <text:p>Buddy</text:p>
          </table:table-cell>
          <table:table-cell/>
          <table:table-cell office:value-type="currency" office:currency="USD" office:value="750" calcext:value-type="currency">
            <text:p>$750</text:p>
          </table:table-cell>
          <table:table-cell/>
          <table:table-cell office:value-type="currency" office:currency="USD" office:value="150" calcext:value-type="currency">
            <text:p>$150.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indiegogo.com/projects/buddy-your-family-s-companion-robot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9.825" calcext:value-type="float">
            <text:p>9.83</text:p>
          </table:table-cell>
          <table:table-cell office:value-type="string" calcext:value-type="string">
            <text:p>Oculus</text:p>
          </table:table-cell>
          <table:table-cell office:value-type="string" calcext:value-type="string">
            <text:p>Xaxxon</text:p>
          </table:table-cell>
          <table:table-cell table:formula="of:=340+59+16" office:value-type="currency" office:currency="USD" office:value="415" calcext:value-type="currency">
            <text:p>$415</text:p>
          </table:table-cell>
          <table:table-cell table:style-name="ce5" table:formula="of:=[.D4]" office:value-type="currency" office:currency="USD" office:value="415" calcext:value-type="currency">
            <text:p>$415</text:p>
          </table:table-cell>
          <table:table-cell table:style-name="ce5" office:value-type="currency" office:currency="USD" office:value="500" calcext:value-type="currency">
            <text:p>$5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xaxxon.com/oculus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8.26" calcext:value-type="float">
            <text:p>8.26</text:p>
          </table:table-cell>
          <table:table-cell office:value-type="string" calcext:value-type="string">
            <text:p>Oculus Prime</text:p>
          </table:table-cell>
          <table:table-cell office:value-type="string" calcext:value-type="string">
            <text:p>Xaxxon</text:p>
          </table:table-cell>
          <table:table-cell table:formula="of:=548" office:value-type="currency" office:currency="USD" office:value="548" calcext:value-type="currency">
            <text:p>$548</text:p>
          </table:table-cell>
          <table:table-cell table:style-name="ce5" table:formula="of:=[.D5]" office:value-type="currency" office:currency="USD" office:value="548" calcext:value-type="currency">
            <text:p>$548</text:p>
          </table:table-cell>
          <table:table-cell table:style-name="ce5" office:value-type="currency" office:currency="USD" office:value="500" calcext:value-type="currency">
            <text:p>$5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xaxxon.com/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8" calcext:value-type="float">
            <text:p>8.00</text:p>
          </table:table-cell>
          <table:table-cell office:value-type="string" calcext:value-type="string">
            <text:p>Create 2</text:p>
          </table:table-cell>
          <table:table-cell office:value-type="string" calcext:value-type="string">
            <text:p>iRobot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http://www.irobot.com/About-iRobot/STEM/Create-2.aspx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7.04" calcext:value-type="float">
            <text:p>7.04</text:p>
          </table:table-cell>
          <table:table-cell office:value-type="string" calcext:value-type="string">
            <text:p>Linorobot</text:p>
          </table:table-cell>
          <table:table-cell/>
          <table:table-cell table:style-name="Default"/>
          <table:table-cell office:value-type="currency" office:currency="USD" office:value="1000" calcext:value-type="currency">
            <text:p>$1,000.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linorobot.org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6.5" calcext:value-type="float">
            <text:p>6.50</text:p>
          </table:table-cell>
          <table:table-cell office:value-type="string" calcext:value-type="string">
            <text:p>Builder Robot</text:p>
          </table:table-cell>
          <table:table-cell office:value-type="string" calcext:value-type="string">
            <text:p>Lunds University</text:p>
          </table:table-cell>
          <table:table-cell/>
          <table:table-cell office:value-type="currency" office:currency="USD" office:value="1500" calcext:value-type="currency">
            <text:p>$1,500.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instructables.com/id/Building-the-Builder-Robot/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5.25" calcext:value-type="float">
            <text:p>5.25</text:p>
          </table:table-cell>
          <table:table-cell office:value-type="string" calcext:value-type="string">
            <text:p>Turtlebot 2</text:p>
          </table:table-cell>
          <table:table-cell office:value-type="string" calcext:value-type="string">
            <text:p>Clearpath Robotics</text:p>
          </table:table-cell>
          <table:table-cell office:value-type="currency" office:currency="USD" office:value="2000" calcext:value-type="currency">
            <text:p>$2,000</text:p>
          </table:table-cell>
          <table:table-cell table:style-name="ce5" table:formula="of:=[.D9]" office:value-type="currency" office:currency="USD" office:value="2000" calcext:value-type="currency">
            <text:p>$2,000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store.clearpathrobotics.com/products/turtlebot-2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5" calcext:value-type="float">
            <text:p>5.00</text:p>
          </table:table-cell>
          <table:table-cell office:value-type="string" calcext:value-type="string">
            <text:p>Zenbo</text:p>
          </table:table-cell>
          <table:table-cell office:value-type="string" calcext:value-type="string">
            <text:p>Asus</text:p>
          </table:table-cell>
          <table:table-cell office:value-type="currency" office:currency="USD" office:value="600" calcext:value-type="currency">
            <text:p>$600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://zenbo.asus.com/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-3" calcext:value-type="float">
            <text:p>-3.00</text:p>
          </table:table-cell>
          <table:table-cell office:value-type="string" calcext:value-type="string">
            <text:p>Q.bo</text:p>
          </table:table-cell>
          <table:table-cell office:value-type="string" calcext:value-type="string">
            <text:p>Thecorpora</text:p>
          </table:table-cell>
          <table:table-cell office:value-type="currency" office:currency="USD" office:value="4000" calcext:value-type="currency">
            <text:p>$4,000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://thecorpora.com/index.php/faq</text:p>
          </table:table-cell>
          <table:table-cell table:number-columns-repeated="100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7" table:default-cell-style-name="Default"/>
        <table:table-row table:style-name="ro1">
          <table:table-cell/>
        </table:table-row>
      </table:table>
      <table:named-expressions>
        <table:named-range table:name="ADDITIONAL_COSTS" table:base-cell-address="$Sheet1.$F$1" table:cell-range-address="$Sheet1.$F$1:.$F$1048576"/>
        <table:named-range table:name="ARM" table:base-cell-address="$Sheet1.$Q$1" table:cell-range-address="$Sheet1.$Q$1:.$Q$1048576"/>
        <table:named-range table:name="AUTO_CHARGE" table:base-cell-address="$Sheet1.$J$1" table:cell-range-address="$Sheet1.$J$1:.$J$1048576"/>
        <table:named-range table:name="KIT_PRICE" table:base-cell-address="$Sheet1.$E$1" table:cell-range-address="$Sheet1.$E$1:.$E$1048576"/>
        <table:named-range table:name="OMNI" table:base-cell-address="$Sheet1.$R$1" table:cell-range-address="$Sheet1.$R$1:.$R$1048576"/>
        <table:named-range table:name="OS_HARD" table:base-cell-address="$Sheet1.$H$1" table:cell-range-address="$Sheet1.$I$1:.$I$1048576"/>
        <table:named-range table:name="OS_SOFT" table:base-cell-address="$Sheet1.$F$1" table:cell-range-address="$Sheet1.$G$1:.$G$1048576"/>
        <table:named-range table:name="PAN_TILT" table:base-cell-address="$Sheet1.$K$1" table:cell-range-address="$Sheet1.$K$1:.$K$1048576"/>
        <table:named-range table:name="POWER_REQ" table:base-cell-address="$Sheet1.$M$1" table:cell-range-address="$Sheet1.$M$1:.$M$1048576"/>
        <table:named-range table:name="ROS" table:base-cell-address="$Sheet1.$G$1" table:cell-range-address="$Sheet1.$H$1:.$H$1048576"/>
        <table:named-range table:name="STEREO_VISION" table:base-cell-address="$Sheet1.$L$1" table:cell-range-address="$Sheet1.$L$1:.$L$1048576"/>
        <table:named-range table:name="TOUCHSCREEN" table:base-cell-address="$Sheet1.$N$1" table:cell-range-address="$Sheet1.$N$1:.$N$1048576"/>
      </table:named-expressions>
      <table:database-ranges>
        <table:database-range table:name="__Anonymous_Sheet_DB__0" table:target-range-address="Sheet1.A1:Sheet1.U1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18:47:34.650874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4-01T14:57:20</meta:creation-date>
    <meta:generator>LibreOffice/5.1.4.2$Linux_X86_64 LibreOffice_project/10m0$Build-2</meta:generator>
    <dc:date>2016-12-24T18:50:44.771447715</dc:date>
    <dc:creator>chris </dc:creator>
    <meta:editing-duration>PT5H50M58S</meta:editing-duration>
    <meta:editing-cycles>22</meta:editing-cycles>
    <meta:document-statistic meta:table-count="3" meta:cell-count="200" meta:object-count="0"/>
  </office:meta>
</office:document-meta>
</file>